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50%"/>
      <style:text-properties fo:font-size="12pt" officeooo:rsid="00037e02" officeooo:paragraph-rsid="00037e02" style:font-size-asian="12pt" style:font-size-complex="12pt"/>
    </style:style>
    <style:style style:name="P2" style:family="paragraph" style:parent-style-name="Standard">
      <style:text-properties fo:font-size="12pt" officeooo:rsid="00054c81" officeooo:paragraph-rsid="00054c81" style:font-size-asian="12pt" style:font-size-complex="12pt"/>
    </style:style>
    <style:style style:name="P3" style:family="paragraph" style:parent-style-name="Standard">
      <style:text-properties officeooo:rsid="00181bbe" officeooo:paragraph-rsid="00181bbe"/>
    </style:style>
    <style:style style:name="P4" style:family="paragraph" style:parent-style-name="Standard">
      <style:text-properties officeooo:rsid="001bbb61" officeooo:paragraph-rsid="001bbb61"/>
    </style:style>
    <style:style style:name="P5" style:family="paragraph" style:parent-style-name="Standard">
      <style:text-properties officeooo:rsid="00228df4" officeooo:paragraph-rsid="00228df4"/>
    </style:style>
    <style:style style:name="P6" style:family="paragraph" style:parent-style-name="Standard">
      <style:text-properties officeooo:rsid="0033243e" officeooo:paragraph-rsid="0033243e"/>
    </style:style>
    <style:style style:name="P7" style:family="paragraph" style:parent-style-name="Standard">
      <style:text-properties officeooo:rsid="00481584" officeooo:paragraph-rsid="00481584"/>
    </style:style>
    <style:style style:name="P8" style:family="paragraph" style:parent-style-name="Standard">
      <style:text-properties officeooo:rsid="00181bbe" officeooo:paragraph-rsid="000d5e7c"/>
    </style:style>
    <style:style style:name="P9" style:family="paragraph" style:parent-style-name="Standard">
      <style:text-properties officeooo:rsid="002c516e" officeooo:paragraph-rsid="002ae6d9"/>
    </style:style>
    <style:style style:name="P10" style:family="paragraph" style:parent-style-name="Standard">
      <style:text-properties officeooo:rsid="003b0af7" officeooo:paragraph-rsid="003b0af7"/>
    </style:style>
    <style:style style:name="P11" style:family="paragraph" style:parent-style-name="Standard">
      <style:text-properties officeooo:rsid="00481584" officeooo:paragraph-rsid="00481584"/>
    </style:style>
    <style:style style:name="P12" style:family="paragraph" style:parent-style-name="Standard">
      <style:text-properties officeooo:rsid="005454a0" officeooo:paragraph-rsid="005454a0"/>
    </style:style>
    <style:style style:name="P13" style:family="paragraph" style:parent-style-name="Standard">
      <style:text-properties officeooo:rsid="0055e264" officeooo:paragraph-rsid="0055e264"/>
    </style:style>
    <style:style style:name="P14" style:family="paragraph" style:parent-style-name="Standard">
      <style:text-properties officeooo:rsid="0057a2f7" officeooo:paragraph-rsid="0057a2f7"/>
    </style:style>
    <style:style style:name="P15" style:family="paragraph" style:parent-style-name="Standard">
      <style:text-properties officeooo:rsid="00582591" officeooo:paragraph-rsid="00582591"/>
    </style:style>
    <style:style style:name="P16" style:family="paragraph" style:parent-style-name="Standard">
      <style:text-properties officeooo:rsid="00599d63" officeooo:paragraph-rsid="00599d63"/>
    </style:style>
    <style:style style:name="T1" style:family="text">
      <style:text-properties officeooo:rsid="000d5e7c"/>
    </style:style>
    <style:style style:name="T2" style:family="text">
      <style:text-properties officeooo:rsid="001f34b0"/>
    </style:style>
    <style:style style:name="T3" style:family="text">
      <style:text-properties officeooo:rsid="0021136b"/>
    </style:style>
    <style:style style:name="T4" style:family="text">
      <style:text-properties officeooo:rsid="002217c0"/>
    </style:style>
    <style:style style:name="T5" style:family="text">
      <style:text-properties officeooo:rsid="00260f35"/>
    </style:style>
    <style:style style:name="T6" style:family="text">
      <style:text-properties officeooo:rsid="00275129"/>
    </style:style>
    <style:style style:name="T7" style:family="text">
      <style:text-properties officeooo:rsid="00311d34"/>
    </style:style>
    <style:style style:name="T8" style:family="text">
      <style:text-properties officeooo:rsid="0041eca2"/>
    </style:style>
    <style:style style:name="T9" style:family="text">
      <style:text-properties officeooo:rsid="0042a4f3"/>
    </style:style>
    <style:style style:name="T10" style:family="text">
      <style:text-properties officeooo:rsid="0043f521"/>
    </style:style>
    <style:style style:name="T11" style:family="text">
      <style:text-properties officeooo:rsid="004594e1"/>
    </style:style>
    <style:style style:name="T12" style:family="text">
      <style:text-properties officeooo:rsid="0051caca"/>
    </style:style>
    <style:style style:name="T13" style:family="text">
      <style:text-properties officeooo:rsid="005215cd"/>
    </style:style>
    <style:style style:name="T14" style:family="text">
      <style:text-properties officeooo:rsid="0053d5f7"/>
    </style:style>
    <style:style style:name="T15" style:family="text">
      <style:text-properties officeooo:rsid="0054f6d9"/>
    </style:style>
    <style:style style:name="T16" style:family="text">
      <style:text-properties officeooo:rsid="0059b0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Anglais SAE 2.04 , <text:span text:style-name="T2">Poizot, Groupe F</text:span></text:p>
      <text:p text:style-name="P2">The youngest athlete :</text:p>
      <text:p text:style-name="P8">One of the youngest athletes is a girl, her name is Liana Vicens, she is 1.58 met<text:span text:style-name="T14">er</text:span> tall and weighs 50 kilos, and she is Puerto Rican. She participated four times in the Winter Games in Mexico City in 1968 in different swimming events, in which she did not win any medals, including ...<text:line-break/>She is an exceptional case because she is the only person of her age to have participated in four different events.</text:p>
      <text:p text:style-name="P3"/>
      <text:p text:style-name="P12">The oldest athlete :</text:p>
      <text:p text:style-name="P4">There are two 72 years old athletes, we are interested in Oscar Gomer Swahn a 72 years old man, playing for the swedish team, whose measurements are not known (height and weight) but who participated in three different shooting events at the summer games in Antwerp, <text:span text:style-name="T13">in </text:span>Belgium in 1920. He won a silver medal for the Shooting Men's Running Target, Double Shot in Team which is exceptional .</text:p>
      <text:p text:style-name="P4"/>
      <text:p text:style-name="P13">The lightest athlete :</text:p>
      <text:p text:style-name="P5">The lightest athlete is Choi Myong-Hui, a 14-year-old North Korean who is 1.35 met<text:span text:style-name="T13">er</text:span> tall and weighs 25 kilos. She competed in six different gymnastics events at the 1980 Moscow Summer Games. She did not win any medals for these events but it was exceptional to participate in so many events considering her age and especially her weight, which must have given her a certain advantage in her sport.</text:p>
      <text:p text:style-name="P5"/>
      <text:p text:style-name="P14">The heaviest athlete :</text:p>
      <text:p text:style-name="P9">The heaviest athlete is Ricardo Blas, Jr. A man of 1.83 meter and 214 kilos playing for the team of Guam, an island in the Pacific. He has participated in two Summer Olympics: London 2012 at the age of 25 and Beijing 2008 at the age of 21. He has never won a medal unfortunately. <text:line-break/>His sport is heavyweight judo. His case is exceptional because he managed to have exactly the same weight at these two Olympics.</text:p>
      <text:p text:style-name="P5"/>
      <text:p text:style-name="P15">The smallest athlete :</text:p>
      <text:p text:style-name="P6">The smallest athlete is Rosario Briones, a 15 year old Mexican woman who measures 1.27 met<text:span text:style-name="T13">er</text:span> and weighs 42 kilos. She competed in six different gymnastics events at the 1968 Summer Olympics in Mexico City where she did not win any medals. Despite her small size, she still managed to participate in six different events, which is exceptional.</text:p>
      <text:p text:style-name="P6"/>
      <text:p text:style-name="P16">The <text:span text:style-name="T16">tallest</text:span> athlete :</text:p>
      <text:p text:style-name="P10">The tallest athlete is Yao Ming, a Chinese basketball player who is 2.26 met<text:span text:style-name="T12">er</text:span>s tall and weighs 141 kilos. <text:line-break/>He participated in three different summer games: Sydney 2000 at the age of 20, Athens and Beijing 2004 and 2008. He did not win a medal but he remains a memorable and exceptional player who played in the NBA.</text:p>
      <text:p text:style-name="P7"/>
      <text:p text:style-name="P7">Selected case: The athlete who has participated the most times in the Olympic Games:<text:line-break/>This athlete is Heikki Ilmari Savolainen, a Finnish gymnast, 1.72 me<text:span text:style-name="T12">ter</text:span> tall and weighing 64 kilos. He won a gold medal at the 1948 Summer Olympics in London, a silver medal at the 1932 Summer Olympics in Los Angeles and a bronze medal at the 1928 Summer Olympics in Amsterdam and at other Olympics as wel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5T15:22:18.430749612</meta:creation-date>
    <dc:date>2023-05-18T22:03:38.833000000</dc:date>
    <meta:editing-duration>PT2H36M24S</meta:editing-duration>
    <meta:editing-cycles>85</meta:editing-cycles>
    <meta:generator>LibreOffice/7.3.7.2$Windows_X86_64 LibreOffice_project/e114eadc50a9ff8d8c8a0567d6da8f454beeb84f</meta:generator>
    <meta:document-statistic meta:table-count="0" meta:image-count="0" meta:object-count="0" meta:page-count="1" meta:paragraph-count="14" meta:word-count="508" meta:character-count="2821" meta:non-whitespace-character-count="2325"/>
  </office:meta>
</office:document-meta>
</file>